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rsid="04646c91" officeooo:paragraph-rsid="04646c91"/>
    </style:style>
    <style:style style:name="P4" style:family="paragraph" style:parent-style-name="Text_20_body">
      <style:text-properties officeooo:rsid="04611290" officeooo:paragraph-rsid="04611290"/>
    </style:style>
    <style:style style:name="P5" style:family="paragraph" style:parent-style-name="Text_20_body">
      <style:text-properties officeooo:rsid="04611290" officeooo:paragraph-rsid="04666e34"/>
    </style:style>
    <style:style style:name="P6" style:family="paragraph" style:parent-style-name="Text_20_body">
      <style:text-properties officeooo:rsid="0462ae2e" officeooo:paragraph-rsid="0462ae2e"/>
    </style:style>
    <style:style style:name="P7" style:family="paragraph" style:parent-style-name="Text_20_body">
      <style:text-properties officeooo:rsid="04646c91" officeooo:paragraph-rsid="04646c91"/>
    </style:style>
    <style:style style:name="P8" style:family="paragraph" style:parent-style-name="Text_20_body">
      <style:text-properties officeooo:rsid="04646c91" officeooo:paragraph-rsid="046cf947"/>
    </style:style>
    <style:style style:name="P9" style:family="paragraph" style:parent-style-name="Text_20_body">
      <style:text-properties officeooo:rsid="046f2b72" officeooo:paragraph-rsid="046f2b72"/>
    </style:style>
    <style:style style:name="P10" style:family="paragraph" style:parent-style-name="Heading_20_1">
      <style:text-properties officeooo:rsid="045f3886" officeooo:paragraph-rsid="045f3886"/>
    </style:style>
    <style:style style:name="T1" style:family="text">
      <style:text-properties fo:font-weight="bold" style:font-weight-asian="bold" style:font-weight-complex="bold"/>
    </style:style>
    <style:style style:name="T2" style:family="text">
      <style:text-properties officeooo:rsid="0462ae2e"/>
    </style:style>
    <style:style style:name="T3" style:family="text">
      <style:text-properties officeooo:rsid="046611db"/>
    </style:style>
    <style:style style:name="T4" style:family="text">
      <style:text-properties officeooo:rsid="04666e34"/>
    </style:style>
    <style:style style:name="T5" style:family="text">
      <style:text-properties officeooo:rsid="04683148"/>
    </style:style>
    <style:style style:name="T6" style:family="text">
      <style:text-properties officeooo:rsid="046a441b"/>
    </style:style>
    <style:style style:name="T7" style:family="text">
      <style:text-properties officeooo:rsid="046bcbf4"/>
    </style:style>
    <style:style style:name="T8" style:family="text">
      <style:text-properties officeooo:rsid="04712274"/>
    </style:style>
    <style:style style:name="T9" style:family="text">
      <style:text-properties officeooo:rsid="047396d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איך להתכונן לבחינה?</text:h>
      <text:p text:style-name="P9">החומר לבחינה כולל את כל החומר שנלמד בהרצאות, בתירגולים ובמטלות. לכן הדרך הטובה ביותר להתכונן היא לבוא להרצאות ולתירגולים ולעשות את המטלות.</text:p>
      <text:p text:style-name="P5"><text:span text:style-name="T4">בתיקיה זו אתם יכולים למצוא מספר בחינות משנה שעברה. <text:s/>כפי שאפשר לראות, </text:span>רוב השאלות <text:span text:style-name="T4">הן </text:span>משני סוגים <text:span text:style-name="T3">עיקריים</text:span>, <text:span text:style-name="T3">בהתאם לשני הדברים העיקריים שעושים מתכנתים</text:span>: <text:span text:style-name="T1">כתיבת קוד</text:span>, ו<text:span text:style-name="T1">מציאת שגיאות</text:span>.</text:p>
      <text:p text:style-name="Heading_20_2">כתיבת קוד</text:p>
      <text:p text:style-name="P4">השאלות <text:span text:style-name="T2">של כתיבת </text:span>קוד יהיו דומות למטלות. <text:span text:style-name="T2">יהיו כמה שינויים לשם גיוון, ובנוסף השאלות יהיו קצרות יותר כדי שתספיקו לפתור אותן בזמן סביר.</text:span></text:p>
      <text:p text:style-name="P6">הדרך הטובה ביותר להתכונן לשאלות אלו היא פשוט לפתור את המטלות. גם אם יש לכם שותף/ה גאון/ה, אל תסכימו שי/תעשה את כל המטלות לבד! <text:span text:style-name="T8">עימדו על זכותכם</text:span> להשתתף באופן פעיל בפתרון. ואם זה לא מסתדר – תפתרו בעצמכם בנפרד ותשוו לפתרון שהוגש <text:span text:style-name="T5">בשמכם</text:span>.</text:p>
      <text:p text:style-name="P3">מציאת שגיאות</text:p>
      <text:p text:style-name="P8">אנחנו בשיעורים מקדישים זמן רב ללמד על שגיאות נפוצות ואיך לפתור אותן. מומלץ <text:span text:style-name="T7">להקשיב בשיעורים ולחזור בבית</text:span>. </text:p>
      <text:p text:style-name="P8">בנוסף, מומלץ להוריד את דוגמאות-הקוד למחשב שלכם (לשבט את הגיטהאב של הקורס), להריץ על המחשב שלכם ולוודא שזה עובד, ואז לעשות שינויים ולראות לאיזה שגיאות זה גורם. הדרך הטובה ביותר להבין שגיאות היא לייצר אותן בעצמכם: כשאתם מייצרים שגיאות אתם יודעים בדיוק ממה היא נבעה, ויהיה לכם קל יותר לזהות אותה כשתיתקלו בה במציאות. <text:s/></text:p>
      <text:p text:style-name="P8">דרך נוספת ללמוד להתמודד עם שגיאות היא, <text:span text:style-name="T9">לעזור לשותפיכם או לחבריכם לפתור שגיאות שהם נתקלים בהן במטלות. </text:span>חלק מהשאלות בבחינה נכתבות בהשראת שגיאות של סטודנטים במטלות…</text:p>
      <text:p text:style-name="P7">ככל שתכתבו יותר קוד ותעשו יותר שגיאות, כך יגדלו סיכוייכם להצליח בבחינה וגם <text:span text:style-name="T6">ב</text:span>חייכם המקצועיים. </text:p>
      <text:p text:style-name="P7">בהצלחה!!</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8T11:53:14.731647463</dc:date>
    <meta:editing-duration>P8DT11H17M48S</meta:editing-duration>
    <meta:editing-cycles>1029</meta:editing-cycles>
    <meta:document-statistic meta:table-count="0" meta:image-count="0" meta:object-count="0" meta:page-count="1" meta:paragraph-count="14" meta:word-count="242" meta:character-count="1411" meta:non-whitespace-character-count="1177"/>
  </office:meta>
</office:document-meta>
</file>